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73">
            <text:p>1.373</text:p>
          </table:table-cell>
          <table:table-cell office:value-type="float" office:value="10">
            <text:p>10</text:p>
          </table:table-cell>
          <table:table-cell table:formula="of:=[.C3]*1.01" office:value-type="float" office:value="1.51664617818958">
            <text:p>1.5166</text:p>
          </table:table-cell>
          <table:table-cell table:style-name="ce6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3.4763899300167">
            <text:p>13.476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660122832613">
            <text:p>32.2660</text:p>
          </table:table-cell>
          <table:table-cell table:style-name="ce6" office:value-type="float" office:value="22.73">
            <text:p>22.7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1080609105967">
            <text:p>25.1081</text:p>
          </table:table-cell>
          <table:table-cell table:style-name="ce6" office:value-type="float" office:value="5.064">
            <text:p>5.064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5.59380644308234">
            <text:p>5.5938</text:p>
          </table:table-cell>
          <table:table-cell table:style-name="ce6" office:value-type="float" office:value="30.83">
            <text:p>30.83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4.0555001264274">
            <text:p>34.0555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.373">
            <text:p>1.373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50162987939563">
            <text:p>1.5016</text:p>
          </table:table-cell>
          <table:table-cell table:style-name="ce7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3.3429603267492">
            <text:p>13.3430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9465468151102">
            <text:p>31.9465</text:p>
          </table:table-cell>
          <table:table-cell table:style-name="ce7" table:formula="of:=[.S2]" office:value-type="float" office:value="22.73">
            <text:p>22.7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4.8594662481155">
            <text:p>24.8595</text:p>
          </table:table-cell>
          <table:table-cell table:style-name="ce7" table:formula="of:=[.V2]" office:value-type="float" office:value="5.064">
            <text:p>5.064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5.53842222087361">
            <text:p>5.5384</text:p>
          </table:table-cell>
          <table:table-cell table:style-name="ce7" table:formula="of:=[.Y2]" office:value-type="float" office:value="30.83">
            <text:p>30.83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3.7183169568589">
            <text:p>33.7183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.373">
            <text:p>1.373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.48676225682735">
            <text:p>1.4868</text:p>
          </table:table-cell>
          <table:table-cell table:style-name="ce7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3.2108518086626">
            <text:p>13.2109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6302443713962">
            <text:p>31.6302</text:p>
          </table:table-cell>
          <table:table-cell table:style-name="ce7" table:formula="of:=[.S3]" office:value-type="float" office:value="22.73">
            <text:p>22.7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4.6133329189263">
            <text:p>24.6133</text:p>
          </table:table-cell>
          <table:table-cell table:style-name="ce7" table:formula="of:=[.V3]" office:value-type="float" office:value="5.064">
            <text:p>5.064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5.4835863573006">
            <text:p>5.4836</text:p>
          </table:table-cell>
          <table:table-cell table:style-name="ce7" table:formula="of:=[.Y3]" office:value-type="float" office:value="30.83">
            <text:p>30.83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3.3844722345137">
            <text:p>33.3845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.373">
            <text:p>1.373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.47204183844292">
            <text:p>1.4720</text:p>
          </table:table-cell>
          <table:table-cell table:style-name="ce7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3.0800512957055">
            <text:p>13.080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3170736350458">
            <text:p>31.3171</text:p>
          </table:table-cell>
          <table:table-cell table:style-name="ce7" table:formula="of:=[.S4]" office:value-type="float" office:value="22.73">
            <text:p>22.7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3696365533923">
            <text:p>24.3696</text:p>
          </table:table-cell>
          <table:table-cell table:style-name="ce7" table:formula="of:=[.V4]" office:value-type="float" office:value="5.064">
            <text:p>5.064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5.4292934230699">
            <text:p>5.4293</text:p>
          </table:table-cell>
          <table:table-cell table:style-name="ce7" table:formula="of:=[.Y4]" office:value-type="float" office:value="30.83">
            <text:p>30.83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3.0539329054591">
            <text:p>33.0539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.373">
            <text:p>1.373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.45746716677517">
            <text:p>1.4575</text:p>
          </table:table-cell>
          <table:table-cell table:style-name="ce7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2.9505458373322">
            <text:p>12.9505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1.0070035990552">
            <text:p>31.0070</text:p>
          </table:table-cell>
          <table:table-cell table:style-name="ce7" table:formula="of:=[.S5]" office:value-type="float" office:value="22.73">
            <text:p>22.7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1283530231607">
            <text:p>24.1284</text:p>
          </table:table-cell>
          <table:table-cell table:style-name="ce7" table:formula="of:=[.V5]" office:value-type="float" office:value="5.064">
            <text:p>5.064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5.37553804264347">
            <text:p>5.3755</text:p>
          </table:table-cell>
          <table:table-cell table:style-name="ce7" table:formula="of:=[.Y5]" office:value-type="float" office:value="30.83">
            <text:p>30.83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2.7266662430288">
            <text:p>32.7267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.373">
            <text:p>1.373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.4430367987873">
            <text:p>1.4430</text:p>
          </table:table-cell>
          <table:table-cell table:style-name="ce7" table:formula="of:=[.D6]" office:value-type="float" office:value="12.2">
            <text:p>12.2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2.82232261122">
            <text:p>12.8223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29.21">
            <text:p>29.21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700003563421">
            <text:p>30.7000</text:p>
          </table:table-cell>
          <table:table-cell table:style-name="ce7" table:formula="of:=[.S6]" office:value-type="float" office:value="22.73">
            <text:p>22.7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3.889458438773">
            <text:p>23.8895</text:p>
          </table:table-cell>
          <table:table-cell table:style-name="ce7" table:formula="of:=[.V6]" office:value-type="float" office:value="5.064">
            <text:p>5.064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5.3223148937064">
            <text:p>5.3223</text:p>
          </table:table-cell>
          <table:table-cell table:style-name="ce7" table:formula="of:=[.Y6]" office:value-type="float" office:value="30.83">
            <text:p>30.83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2.402639844583">
            <text:p>32.4026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.373">
            <text:p>1.373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.42874930573">
            <text:p>1.4287</text:p>
          </table:table-cell>
          <table:table-cell table:style-name="ce7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2.695368922">
            <text:p>12.6954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960431321">
            <text:p>30.3960</text:p>
          </table:table-cell>
          <table:table-cell table:style-name="ce7" table:formula="of:=[.S7]" office:value-type="float" office:value="22.73">
            <text:p>22.7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3.6529291473">
            <text:p>23.6529</text:p>
          </table:table-cell>
          <table:table-cell table:style-name="ce7" table:formula="of:=[.V7]" office:value-type="float" office:value="5.064">
            <text:p>5.064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5.26961870664">
            <text:p>5.2696</text:p>
          </table:table-cell>
          <table:table-cell table:style-name="ce7" table:formula="of:=[.Y7]" office:value-type="float" office:value="30.83">
            <text:p>30.83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2.0818216283">
            <text:p>32.0818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.373">
            <text:p>1.373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.414603273">
            <text:p>1.4146</text:p>
          </table:table-cell>
          <table:table-cell table:style-name="ce7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2.5696722">
            <text:p>12.5697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9509221">
            <text:p>30.0951</text:p>
          </table:table-cell>
          <table:table-cell table:style-name="ce7" table:formula="of:=[.S8]" office:value-type="float" office:value="22.73">
            <text:p>22.7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41874173">
            <text:p>23.4187</text:p>
          </table:table-cell>
          <table:table-cell table:style-name="ce7" table:formula="of:=[.V8]" office:value-type="float" office:value="5.064">
            <text:p>5.064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5.217444264">
            <text:p>5.2174</text:p>
          </table:table-cell>
          <table:table-cell table:style-name="ce7" table:formula="of:=[.Y8]" office:value-type="float" office:value="30.83">
            <text:p>30.83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1.76417983">
            <text:p>31.764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.373">
            <text:p>1.373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.4005973">
            <text:p>1.4006</text:p>
          </table:table-cell>
          <table:table-cell table:style-name="ce7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2.44522">
            <text:p>12.4452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97121">
            <text:p>29.7971</text:p>
          </table:table-cell>
          <table:table-cell table:style-name="ce7" table:formula="of:=[.S9]" office:value-type="float" office:value="22.73">
            <text:p>22.7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186873">
            <text:p>23.1869</text:p>
          </table:table-cell>
          <table:table-cell table:style-name="ce7" table:formula="of:=[.V9]" office:value-type="float" office:value="5.064">
            <text:p>5.064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5.1657864">
            <text:p>5.1658</text:p>
          </table:table-cell>
          <table:table-cell table:style-name="ce7" table:formula="of:=[.Y9]" office:value-type="float" office:value="30.83">
            <text:p>30.83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1.449683">
            <text:p>31.4497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.373">
            <text:p>1.373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.38673">
            <text:p>1.3867</text:p>
          </table:table-cell>
          <table:table-cell table:style-name="ce7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2.322">
            <text:p>12.3220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5021">
            <text:p>29.5021</text:p>
          </table:table-cell>
          <table:table-cell table:style-name="ce7" table:formula="of:=[.S10]" office:value-type="float" office:value="22.73">
            <text:p>22.7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2.9573">
            <text:p>22.9573</text:p>
          </table:table-cell>
          <table:table-cell table:style-name="ce7" table:formula="of:=[.V10]" office:value-type="float" office:value="5.064">
            <text:p>5.064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5.11464">
            <text:p>5.1146</text:p>
          </table:table-cell>
          <table:table-cell table:style-name="ce7" table:formula="of:=[.Y10]" office:value-type="float" office:value="30.83">
            <text:p>30.83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1.1383">
            <text:p>31.1383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.373">
            <text:p>1.373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.373">
            <text:p>1.3730</text:p>
          </table:table-cell>
          <table:table-cell table:style-name="ce7" table:formula="of:=[.D11]" office:value-type="float" office:value="12.2">
            <text:p>12.2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2.2">
            <text:p>12.20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29.21">
            <text:p>29.21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21">
            <text:p>29.2100</text:p>
          </table:table-cell>
          <table:table-cell table:style-name="ce7" table:formula="of:=[.S11]" office:value-type="float" office:value="22.73">
            <text:p>22.7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2.73">
            <text:p>22.7300</text:p>
          </table:table-cell>
          <table:table-cell table:style-name="ce7" table:formula="of:=[.V11]" office:value-type="float" office:value="5.064">
            <text:p>5.064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5.064">
            <text:p>5.0640</text:p>
          </table:table-cell>
          <table:table-cell table:style-name="ce7" table:formula="of:=[.Y11]" office:value-type="float" office:value="30.83">
            <text:p>30.83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0.83">
            <text:p>30.83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.373">
            <text:p>1.373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.35940594059406">
            <text:p>1.3594</text:p>
          </table:table-cell>
          <table:table-cell table:style-name="ce7" table:formula="of:=[.D12]" office:value-type="float" office:value="12.2">
            <text:p>12.2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2.0792079207921">
            <text:p>12.0792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29.21">
            <text:p>29.21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9207920792079">
            <text:p>28.9208</text:p>
          </table:table-cell>
          <table:table-cell table:style-name="ce7" table:formula="of:=[.S12]" office:value-type="float" office:value="22.73">
            <text:p>22.73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5049504950495">
            <text:p>22.5050</text:p>
          </table:table-cell>
          <table:table-cell table:style-name="ce7" table:formula="of:=[.V12]" office:value-type="float" office:value="5.064">
            <text:p>5.064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5.01386138613861">
            <text:p>5.0139</text:p>
          </table:table-cell>
          <table:table-cell table:style-name="ce7" table:formula="of:=[.Y12]" office:value-type="float" office:value="30.83">
            <text:p>30.83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0.5247524752475">
            <text:p>30.5248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.373">
            <text:p>1.373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.3459464758357">
            <text:p>1.3459</text:p>
          </table:table-cell>
          <table:table-cell table:style-name="ce7" table:formula="of:=[.D13]" office:value-type="float" office:value="12.2">
            <text:p>12.2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1.9596118027644">
            <text:p>11.9596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29.21">
            <text:p>29.21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6344476031762">
            <text:p>28.6344</text:p>
          </table:table-cell>
          <table:table-cell table:style-name="ce7" table:formula="of:=[.S13]" office:value-type="float" office:value="22.73">
            <text:p>22.73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2821292030193">
            <text:p>22.2821</text:p>
          </table:table-cell>
          <table:table-cell table:style-name="ce7" table:formula="of:=[.V13]" office:value-type="float" office:value="5.064">
            <text:p>5.064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4.96421919419665">
            <text:p>4.9642</text:p>
          </table:table-cell>
          <table:table-cell table:style-name="ce7" table:formula="of:=[.Y13]" office:value-type="float" office:value="30.83">
            <text:p>30.83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0.2225272032154">
            <text:p>30.2225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.373">
            <text:p>1.373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.33262027310466">
            <text:p>1.3326</text:p>
          </table:table-cell>
          <table:table-cell table:style-name="ce7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1.8411998047173">
            <text:p>11.8412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509382209665">
            <text:p>28.3509</text:p>
          </table:table-cell>
          <table:table-cell table:style-name="ce7" table:formula="of:=[.S14]" office:value-type="float" office:value="22.73">
            <text:p>22.7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0615140623954">
            <text:p>22.0615</text:p>
          </table:table-cell>
          <table:table-cell table:style-name="ce7" table:formula="of:=[.V14]" office:value-type="float" office:value="5.064">
            <text:p>5.064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4.91506850910559">
            <text:p>4.9151</text:p>
          </table:table-cell>
          <table:table-cell table:style-name="ce7" table:formula="of:=[.Y14]" office:value-type="float" office:value="30.83">
            <text:p>30.83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9.9232942606093">
            <text:p>29.9233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.373">
            <text:p>1.373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.31942601297491">
            <text:p>1.3194</text:p>
          </table:table-cell>
          <table:table-cell table:style-name="ce7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1.7239602026904">
            <text:p>11.7240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702358623431">
            <text:p>28.0702</text:p>
          </table:table-cell>
          <table:table-cell table:style-name="ce7" table:formula="of:=[.S15]" office:value-type="float" office:value="22.73">
            <text:p>22.7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1.8430832300944">
            <text:p>21.8431</text:p>
          </table:table-cell>
          <table:table-cell table:style-name="ce7" table:formula="of:=[.V15]" office:value-type="float" office:value="5.064">
            <text:p>5.064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4.86640446446098">
            <text:p>4.8664</text:p>
          </table:table-cell>
          <table:table-cell table:style-name="ce7" table:formula="of:=[.Y15]" office:value-type="float" office:value="30.83">
            <text:p>30.83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29.6270240204052">
            <text:p>29.6270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.373">
            <text:p>1.373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.30636238908407">
            <text:p>1.3064</text:p>
          </table:table-cell>
          <table:table-cell table:style-name="ce7" table:formula="of:=[.D16]" office:value-type="float" office:value="12.2">
            <text:p>12.2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1.6078813888023">
            <text:p>11.6079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29.21">
            <text:p>29.21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923127349931">
            <text:p>27.7923</text:p>
          </table:table-cell>
          <table:table-cell table:style-name="ce7" table:formula="of:=[.S16]" office:value-type="float" office:value="22.73">
            <text:p>22.7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1.6268150793014">
            <text:p>21.6268</text:p>
          </table:table-cell>
          <table:table-cell table:style-name="ce7" table:formula="of:=[.V16]" office:value-type="float" office:value="5.064">
            <text:p>5.064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4.81822224204058">
            <text:p>4.8182</text:p>
          </table:table-cell>
          <table:table-cell table:style-name="ce7" table:formula="of:=[.Y16]" office:value-type="float" office:value="30.83">
            <text:p>30.83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29.3336871489161">
            <text:p>29.3337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.373">
            <text:p>1.373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.29342810800403">
            <text:p>1.2934</text:p>
          </table:table-cell>
          <table:table-cell table:style-name="ce7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1.4929518701013">
            <text:p>11.4930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5171413217754">
            <text:p>27.5171</text:p>
          </table:table-cell>
          <table:table-cell table:style-name="ce7" table:formula="of:=[.S17]" office:value-type="float" office:value="22.73">
            <text:p>22.7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4126881973281">
            <text:p>21.4127</text:p>
          </table:table-cell>
          <table:table-cell table:style-name="ce7" table:formula="of:=[.V17]" office:value-type="float" office:value="5.064">
            <text:p>5.064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4.7705170713273">
            <text:p>4.7705</text:p>
          </table:table-cell>
          <table:table-cell table:style-name="ce7" table:formula="of:=[.Y17]" office:value-type="float" office:value="30.83">
            <text:p>30.83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29.0432546028872">
            <text:p>29.0433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.373">
            <text:p>1.373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.2806218891129">
            <text:p>1.2806</text:p>
          </table:table-cell>
          <table:table-cell table:style-name="ce7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1.3791602674271">
            <text:p>11.3792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2446943779954">
            <text:p>27.2447</text:p>
          </table:table-cell>
          <table:table-cell table:style-name="ce7" table:formula="of:=[.S18]" office:value-type="float" office:value="22.73">
            <text:p>22.7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2006813834932">
            <text:p>21.2007</text:p>
          </table:table-cell>
          <table:table-cell table:style-name="ce7" table:formula="of:=[.V18]" office:value-type="float" office:value="5.064">
            <text:p>5.064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4.72328422903693">
            <text:p>4.7233</text:p>
          </table:table-cell>
          <table:table-cell table:style-name="ce7" table:formula="of:=[.Y18]" office:value-type="float" office:value="30.83">
            <text:p>30.83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28.755697626621">
            <text:p>28.755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.373">
            <text:p>1.373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.26794246446822">
            <text:p>1.2679</text:p>
          </table:table-cell>
          <table:table-cell table:style-name="ce7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1.2664953142842">
            <text:p>11.2665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749449287083">
            <text:p>26.9749</text:p>
          </table:table-cell>
          <table:table-cell table:style-name="ce7" table:formula="of:=[.S19]" office:value-type="float" office:value="22.73">
            <text:p>22.7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0.990773647023">
            <text:p>20.9908</text:p>
          </table:table-cell>
          <table:table-cell table:style-name="ce7" table:formula="of:=[.V19]" office:value-type="float" office:value="5.064">
            <text:p>5.064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4.67651903865043">
            <text:p>4.6765</text:p>
          </table:table-cell>
          <table:table-cell table:style-name="ce7" table:formula="of:=[.Y19]" office:value-type="float" office:value="30.83">
            <text:p>30.83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28.4709877491297">
            <text:p>28.4710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.373">
            <text:p>1.373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.2553885786814">
            <text:p>1.2554</text:p>
          </table:table-cell>
          <table:table-cell table:style-name="ce7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1.1549458557269">
            <text:p>11.1549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7078662660479">
            <text:p>26.7079</text:p>
          </table:table-cell>
          <table:table-cell table:style-name="ce7" table:formula="of:=[.S20]" office:value-type="float" office:value="22.73">
            <text:p>22.7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0.7829442049732">
            <text:p>20.7829</text:p>
          </table:table-cell>
          <table:table-cell table:style-name="ce7" table:formula="of:=[.V20]" office:value-type="float" office:value="5.064">
            <text:p>5.064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4.63021686995092">
            <text:p>4.6302</text:p>
          </table:table-cell>
          <table:table-cell table:style-name="ce7" table:formula="of:=[.Y20]" office:value-type="float" office:value="30.83">
            <text:p>30.83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28.1890967813165">
            <text:p>28.189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.373">
            <text:p>1.373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.24295898879347">
            <text:p>1.2430</text:p>
          </table:table-cell>
          <table:table-cell table:style-name="ce7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1.0445008472544">
            <text:p>11.0445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443431946582">
            <text:p>26.4434</text:p>
          </table:table-cell>
          <table:table-cell table:style-name="ce7" table:formula="of:=[.S21]" office:value-type="float" office:value="22.73">
            <text:p>22.7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5771724801715">
            <text:p>20.5772</text:p>
          </table:table-cell>
          <table:table-cell table:style-name="ce7" table:formula="of:=[.V21]" office:value-type="float" office:value="5.064">
            <text:p>5.064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4.58437313856527">
            <text:p>4.5844</text:p>
          </table:table-cell>
          <table:table-cell table:style-name="ce7" table:formula="of:=[.Y21]" office:value-type="float" office:value="30.83">
            <text:p>30.83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27.9099968131847">
            <text:p>27.91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233">
            <text:p>1.233</text:p>
          </table:table-cell>
          <table:table-cell office:value-type="float" office:value="10">
            <text:p>10</text:p>
          </table:table-cell>
          <table:table-cell table:formula="of:=[.C26]*1.01" office:value-type="float" office:value="1.36199908063202">
            <text:p>1.3620</text:p>
          </table:table-cell>
          <table:table-cell table:style-name="ce6" office:value-type="float" office:value="1.73">
            <text:p>1.73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91099627696138">
            <text:p>1.9110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143">
            <text:p>1.143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6258308934501">
            <text:p>1.2626</text:p>
          </table:table-cell>
          <table:table-cell table:style-name="ce6" office:value-type="float" office:value="1.15">
            <text:p>1.15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27031544422289">
            <text:p>1.2703</text:p>
          </table:table-cell>
          <table:table-cell table:style-name="ce6" office:value-type="float" office:value="1.197">
            <text:p>1.197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2223268411721">
            <text:p>1.32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233">
            <text:p>1.23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34851394121982">
            <text:p>1.3485</text:p>
          </table:table-cell>
          <table:table-cell table:style-name="ce7" table:formula="of:=[.D25]" office:value-type="float" office:value="1.73">
            <text:p>1.73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89207552174394">
            <text:p>1.8921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43">
            <text:p>1.143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5008226667822">
            <text:p>1.2501</text:p>
          </table:table-cell>
          <table:table-cell table:style-name="ce7" table:formula="of:=[.V25]" office:value-type="float" office:value="1.15">
            <text:p>1.15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25773806358702">
            <text:p>1.2577</text:p>
          </table:table-cell>
          <table:table-cell table:style-name="ce7" table:formula="of:=[.Y25]" office:value-type="float" office:value="1.197">
            <text:p>1.197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0914127140318">
            <text:p>1.3091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233">
            <text:p>1.23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33516231803942">
            <text:p>1.3352</text:p>
          </table:table-cell>
          <table:table-cell table:style-name="ce7" table:formula="of:=[.D26]" office:value-type="float" office:value="1.73">
            <text:p>1.73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87334210073658">
            <text:p>1.8733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43">
            <text:p>1.143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377052145329">
            <text:p>1.2377</text:p>
          </table:table-cell>
          <table:table-cell table:style-name="ce7" table:formula="of:=[.V26]" office:value-type="float" office:value="1.15">
            <text:p>1.15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24528521147229">
            <text:p>1.2453</text:p>
          </table:table-cell>
          <table:table-cell table:style-name="ce7" table:formula="of:=[.Y26]" office:value-type="float" office:value="1.197">
            <text:p>1.197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29617947663681">
            <text:p>1.2962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233">
            <text:p>1.23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32194288914794">
            <text:p>1.3219</text:p>
          </table:table-cell>
          <table:table-cell table:style-name="ce7" table:formula="of:=[.D27]" office:value-type="float" office:value="1.73">
            <text:p>1.73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85479415914513">
            <text:p>1.8548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43">
            <text:p>1.143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2545070745831">
            <text:p>1.2255</text:p>
          </table:table-cell>
          <table:table-cell table:style-name="ce7" table:formula="of:=[.V27]" office:value-type="float" office:value="1.15">
            <text:p>1.15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23295565492306">
            <text:p>1.2330</text:p>
          </table:table-cell>
          <table:table-cell table:style-name="ce7" table:formula="of:=[.Y27]" office:value-type="float" office:value="1.197">
            <text:p>1.197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28334601647209">
            <text:p>1.2833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233">
            <text:p>1.23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30885434569103">
            <text:p>1.3089</text:p>
          </table:table-cell>
          <table:table-cell table:style-name="ce7" table:formula="of:=[.D28]" office:value-type="float" office:value="1.73">
            <text:p>1.73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83642986053973">
            <text:p>1.8364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143">
            <text:p>1.143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1331753213694">
            <text:p>1.2133</text:p>
          </table:table-cell>
          <table:table-cell table:style-name="ce7" table:formula="of:=[.V28]" office:value-type="float" office:value="1.15">
            <text:p>1.15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22074817319115">
            <text:p>1.2207</text:p>
          </table:table-cell>
          <table:table-cell table:style-name="ce7" table:formula="of:=[.Y28]" office:value-type="float" office:value="1.197">
            <text:p>1.197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2706396202694">
            <text:p>1.2706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233">
            <text:p>1.23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2958953917733">
            <text:p>1.2959</text:p>
          </table:table-cell>
          <table:table-cell table:style-name="ce7" table:formula="of:=[.D29]" office:value-type="float" office:value="1.73">
            <text:p>1.73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818247386673">
            <text:p>1.8182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143">
            <text:p>1.143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013044872643">
            <text:p>1.2013</text:p>
          </table:table-cell>
          <table:table-cell table:style-name="ce7" table:formula="of:=[.V29]" office:value-type="float" office:value="1.15">
            <text:p>1.15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208661557615">
            <text:p>1.2087</text:p>
          </table:table-cell>
          <table:table-cell table:style-name="ce7" table:formula="of:=[.Y29]" office:value-type="float" office:value="1.197">
            <text:p>1.197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2580590299697">
            <text:p>1.25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233">
            <text:p>1.23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8306474433">
            <text:p>1.2831</text:p>
          </table:table-cell>
          <table:table-cell table:style-name="ce7" table:formula="of:=[.D30]" office:value-type="float" office:value="1.73">
            <text:p>1.73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8002449373">
            <text:p>1.8002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143">
            <text:p>1.143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18941038343">
            <text:p>1.1894</text:p>
          </table:table-cell>
          <table:table-cell table:style-name="ce7" table:formula="of:=[.V30]" office:value-type="float" office:value="1.15">
            <text:p>1.15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1966946115">
            <text:p>1.1967</text:p>
          </table:table-cell>
          <table:table-cell table:style-name="ce7" table:formula="of:=[.Y30]" office:value-type="float" office:value="1.197">
            <text:p>1.197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4560299997">
            <text:p>1.2456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233">
            <text:p>1.23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70361133">
            <text:p>1.2704</text:p>
          </table:table-cell>
          <table:table-cell table:style-name="ce7" table:formula="of:=[.D31]" office:value-type="float" office:value="1.73">
            <text:p>1.73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78242073">
            <text:p>1.7824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143">
            <text:p>1.143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177634043">
            <text:p>1.1776</text:p>
          </table:table-cell>
          <table:table-cell table:style-name="ce7" table:formula="of:=[.V31]" office:value-type="float" office:value="1.15">
            <text:p>1.15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18484615">
            <text:p>1.1848</text:p>
          </table:table-cell>
          <table:table-cell table:style-name="ce7" table:formula="of:=[.Y31]" office:value-type="float" office:value="1.197">
            <text:p>1.197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233270297">
            <text:p>1.2333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233">
            <text:p>1.23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2577833">
            <text:p>1.2578</text:p>
          </table:table-cell>
          <table:table-cell table:style-name="ce7" table:formula="of:=[.D32]" office:value-type="float" office:value="1.73">
            <text:p>1.73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764773">
            <text:p>1.7648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143">
            <text:p>1.143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659743">
            <text:p>1.1660</text:p>
          </table:table-cell>
          <table:table-cell table:style-name="ce7" table:formula="of:=[.V32]" office:value-type="float" office:value="1.15">
            <text:p>1.15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173115">
            <text:p>1.1731</text:p>
          </table:table-cell>
          <table:table-cell table:style-name="ce7" table:formula="of:=[.Y32]" office:value-type="float" office:value="1.197">
            <text:p>1.197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210597">
            <text:p>1.221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233">
            <text:p>1.23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24533">
            <text:p>1.2453</text:p>
          </table:table-cell>
          <table:table-cell table:style-name="ce7" table:formula="of:=[.D33]" office:value-type="float" office:value="1.73">
            <text:p>1.73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7473">
            <text:p>1.7473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143">
            <text:p>1.143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5443">
            <text:p>1.1544</text:p>
          </table:table-cell>
          <table:table-cell table:style-name="ce7" table:formula="of:=[.V33]" office:value-type="float" office:value="1.15">
            <text:p>1.15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1615">
            <text:p>1.1615</text:p>
          </table:table-cell>
          <table:table-cell table:style-name="ce7" table:formula="of:=[.Y33]" office:value-type="float" office:value="1.197">
            <text:p>1.197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0897">
            <text:p>1.209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233">
            <text:p>1.23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233">
            <text:p>1.2330</text:p>
          </table:table-cell>
          <table:table-cell table:style-name="ce7" table:formula="of:=[.D34]" office:value-type="float" office:value="1.73">
            <text:p>1.73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73">
            <text:p>1.73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143">
            <text:p>1.143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43">
            <text:p>1.1430</text:p>
          </table:table-cell>
          <table:table-cell table:style-name="ce7" table:formula="of:=[.V34]" office:value-type="float" office:value="1.15">
            <text:p>1.15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15">
            <text:p>1.1500</text:p>
          </table:table-cell>
          <table:table-cell table:style-name="ce7" table:formula="of:=[.Y34]" office:value-type="float" office:value="1.197">
            <text:p>1.197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197">
            <text:p>1.197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233">
            <text:p>1.233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22079207920792">
            <text:p>1.2208</text:p>
          </table:table-cell>
          <table:table-cell table:style-name="ce7" table:formula="of:=[.D35]" office:value-type="float" office:value="1.73">
            <text:p>1.73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71287128712871">
            <text:p>1.7129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43">
            <text:p>1.143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3168316831683">
            <text:p>1.1317</text:p>
          </table:table-cell>
          <table:table-cell table:style-name="ce7" table:formula="of:=[.V35]" office:value-type="float" office:value="1.15">
            <text:p>1.15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13861386138614">
            <text:p>1.1386</text:p>
          </table:table-cell>
          <table:table-cell table:style-name="ce7" table:formula="of:=[.Y35]" office:value-type="float" office:value="1.197">
            <text:p>1.197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18514851485149">
            <text:p>1.185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233">
            <text:p>1.233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0870502891873">
            <text:p>1.2087</text:p>
          </table:table-cell>
          <table:table-cell table:style-name="ce7" table:formula="of:=[.D36]" office:value-type="float" office:value="1.73">
            <text:p>1.73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69591216547397">
            <text:p>1.6959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43">
            <text:p>1.143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2047838447211">
            <text:p>1.1205</text:p>
          </table:table-cell>
          <table:table-cell table:style-name="ce7" table:formula="of:=[.V36]" office:value-type="float" office:value="1.15">
            <text:p>1.15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12734045681796">
            <text:p>1.1273</text:p>
          </table:table-cell>
          <table:table-cell table:style-name="ce7" table:formula="of:=[.Y36]" office:value-type="float" office:value="1.197">
            <text:p>1.197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17341437114008">
            <text:p>1.173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233">
            <text:p>1.23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9673765239479">
            <text:p>1.1967</text:p>
          </table:table-cell>
          <table:table-cell table:style-name="ce7" table:formula="of:=[.D37]" office:value-type="float" office:value="1.73">
            <text:p>1.73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67912095591482">
            <text:p>1.6791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43">
            <text:p>1.143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093845390813">
            <text:p>1.1094</text:p>
          </table:table-cell>
          <table:table-cell table:style-name="ce7" table:formula="of:=[.V37]" office:value-type="float" office:value="1.15">
            <text:p>1.15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11617867011679">
            <text:p>1.1162</text:p>
          </table:table-cell>
          <table:table-cell table:style-name="ce7" table:formula="of:=[.Y37]" office:value-type="float" office:value="1.197">
            <text:p>1.197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16179640706939">
            <text:p>1.1618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233">
            <text:p>1.23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8488876474731">
            <text:p>1.1849</text:p>
          </table:table-cell>
          <table:table-cell table:style-name="ce7" table:formula="of:=[.D38]" office:value-type="float" office:value="1.73">
            <text:p>1.73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66249599595527">
            <text:p>1.6625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43">
            <text:p>1.143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09840053374386">
            <text:p>1.0984</text:p>
          </table:table-cell>
          <table:table-cell table:style-name="ce7" table:formula="of:=[.V38]" office:value-type="float" office:value="1.15">
            <text:p>1.15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0512739615524">
            <text:p>1.1051</text:p>
          </table:table-cell>
          <table:table-cell table:style-name="ce7" table:formula="of:=[.Y38]" office:value-type="float" office:value="1.197">
            <text:p>1.197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5029347234593">
            <text:p>1.150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233">
            <text:p>1.23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17315719281912">
            <text:p>1.1732</text:p>
          </table:table-cell>
          <table:table-cell table:style-name="ce7" table:formula="of:=[.D39]" office:value-type="float" office:value="1.73">
            <text:p>1.73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64603563955968">
            <text:p>1.6460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43">
            <text:p>1.143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08752528093451">
            <text:p>1.0875</text:p>
          </table:table-cell>
          <table:table-cell table:style-name="ce7" table:formula="of:=[.V39]" office:value-type="float" office:value="1.15">
            <text:p>1.15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09418554074776">
            <text:p>1.0942</text:p>
          </table:table-cell>
          <table:table-cell table:style-name="ce7" table:formula="of:=[.Y39]" office:value-type="float" office:value="1.197">
            <text:p>1.197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3890442806528">
            <text:p>1.1389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233">
            <text:p>1.23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16154177506844">
            <text:p>1.1615</text:p>
          </table:table-cell>
          <table:table-cell table:style-name="ce7" table:formula="of:=[.D40]" office:value-type="float" office:value="1.73">
            <text:p>1.73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62973825698978">
            <text:p>1.6297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43">
            <text:p>1.143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07675770389556">
            <text:p>1.0768</text:p>
          </table:table-cell>
          <table:table-cell table:style-name="ce7" table:formula="of:=[.V40]" office:value-type="float" office:value="1.15">
            <text:p>1.15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08335202054234">
            <text:p>1.0834</text:p>
          </table:table-cell>
          <table:table-cell table:style-name="ce7" table:formula="of:=[.Y40]" office:value-type="float" office:value="1.197">
            <text:p>1.197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2762814659929">
            <text:p>1.1276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233">
            <text:p>1.23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1500413614539">
            <text:p>1.1500</text:p>
          </table:table-cell>
          <table:table-cell table:style-name="ce7" table:formula="of:=[.D41]" office:value-type="float" office:value="1.73">
            <text:p>1.73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61360223464334">
            <text:p>1.6136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43">
            <text:p>1.143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6609673653026">
            <text:p>1.0661</text:p>
          </table:table-cell>
          <table:table-cell table:style-name="ce7" table:formula="of:=[.V41]" office:value-type="float" office:value="1.15">
            <text:p>1.15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07262576291321">
            <text:p>1.0726</text:p>
          </table:table-cell>
          <table:table-cell table:style-name="ce7" table:formula="of:=[.Y41]" office:value-type="float" office:value="1.197">
            <text:p>1.197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1646351148444">
            <text:p>1.11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233">
            <text:p>1.23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13865481332069">
            <text:p>1.1387</text:p>
          </table:table-cell>
          <table:table-cell table:style-name="ce7" table:formula="of:=[.D42]" office:value-type="float" office:value="1.73">
            <text:p>1.73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5976259748944">
            <text:p>1.5976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43">
            <text:p>1.143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5554132329728">
            <text:p>1.0555</text:p>
          </table:table-cell>
          <table:table-cell table:style-name="ce7" table:formula="of:=[.V42]" office:value-type="float" office:value="1.15">
            <text:p>1.15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06200570585466">
            <text:p>1.0620</text:p>
          </table:table-cell>
          <table:table-cell table:style-name="ce7" table:formula="of:=[.Y42]" office:value-type="float" office:value="1.197">
            <text:p>1.197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0540941731133">
            <text:p>1.1054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233">
            <text:p>1.23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12738100328781">
            <text:p>1.1274</text:p>
          </table:table-cell>
          <table:table-cell table:style-name="ce7" table:formula="of:=[.D43]" office:value-type="float" office:value="1.73">
            <text:p>1.73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58180789593505">
            <text:p>1.5818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43">
            <text:p>1.143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4509041910622">
            <text:p>1.0451</text:p>
          </table:table-cell>
          <table:table-cell table:style-name="ce7" table:formula="of:=[.V43]" office:value-type="float" office:value="1.15">
            <text:p>1.15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0514907978759">
            <text:p>1.0515</text:p>
          </table:table-cell>
          <table:table-cell table:style-name="ce7" table:formula="of:=[.Y43]" office:value-type="float" office:value="1.197">
            <text:p>1.197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09446476961518">
            <text:p>1.0945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233">
            <text:p>1.23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1621881513645">
            <text:p>1.1162</text:p>
          </table:table-cell>
          <table:table-cell table:style-name="ce7" table:formula="of:=[.D44]" office:value-type="float" office:value="1.73">
            <text:p>1.73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56614643161886">
            <text:p>1.5661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43">
            <text:p>1.143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3474298921408">
            <text:p>1.0347</text:p>
          </table:table-cell>
          <table:table-cell table:style-name="ce7" table:formula="of:=[.V44]" office:value-type="float" office:value="1.15">
            <text:p>1.15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04107999789693">
            <text:p>1.0411</text:p>
          </table:table-cell>
          <table:table-cell table:style-name="ce7" table:formula="of:=[.Y44]" office:value-type="float" office:value="1.197">
            <text:p>1.197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0836284847675">
            <text:p>1.083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652798">
            <text:p>652798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201515">
            <text:p>2201515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833807238261">
            <text:p>1.883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6473338992684">
            <text:p>1.864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84627068309588">
            <text:p>1.846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82799077534245">
            <text:p>1.828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80989185677471">
            <text:p>1.809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919721354205">
            <text:p>1.792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7422983705">
            <text:p>1.774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56663205">
            <text:p>1.75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7392705">
            <text:p>1.739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7220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8811881188119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714047642388">
            <text:p>1.6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5485620221663">
            <text:p>1.6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6384714873432">
            <text:p>1.638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62224899736951">
            <text:p>1.622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60618712610842">
            <text:p>1.606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9028428327567">
            <text:p>1.590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7453889433234">
            <text:p>1.574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5894940032905">
            <text:p>1.55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4351425775154">
            <text:p>1.54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office:forms form:automatic-focus="false" form:apply-design-mode="false"/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2015／06／01</text:date>, <text:time>15:04:3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01T15:04:30.71</dc:date>
    <meta:editing-duration>P43DT23H37M8S</meta:editing-duration>
    <meta:editing-cycles>151</meta:editing-cycles>
    <meta:generator>OpenOffice/4.1.1$Win32 OpenOffice.org_project/411m6$Build-9775</meta:generator>
    <meta:document-statistic meta:table-count="7" meta:cell-count="3702" meta:object-count="0"/>
  </office:meta>
</office:document-meta>
</file>